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39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1.206cm" fo:min-width="0.955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1.207cm" fo:min-width="0.954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fill="solid" draw:fill-color="#729fcf" draw:opacity="0%" draw:textarea-horizontal-align="justify" draw:textarea-vertical-align="middle" draw:auto-grow-height="false" fo:min-height="5.714cm" fo:min-width="5.3cm" draw:shadow-opacity="0%"/>
    </style:style>
    <style:style style:name="gr8" style:family="graphic" style:parent-style-name="objectwithoutfill">
      <style:graphic-properties svg:stroke-width="0.053cm" svg:stroke-color="#000000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="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38cm"/>
      <style:paragraph-properties style:writing-mode="lr-tb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245cm"/>
      <style:paragraph-properties style:writing-mode="lr-tb"/>
    </style:style>
    <style:style style:name="gr1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4cm"/>
      <style:paragraph-properties style:writing-mode="lr-tb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133cm"/>
      <style:paragraph-properties style:writing-mode="lr-tb"/>
    </style:style>
    <style:style style:name="gr16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132cm"/>
      <style:paragraph-properties style:writing-mode="lr-tb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112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05c0c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589cm"/>
      <style:paragraph-properties style:writing-mode="lr-tb"/>
    </style:style>
    <style:style style:name="gr2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06cm"/>
      <style:paragraph-properties style:writing-mode="lr-tb"/>
    </style:style>
    <style:style style:name="gr21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588cm"/>
      <style:paragraph-properties style:writing-mode="lr-tb"/>
    </style:style>
    <style:style style:name="gr2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592cm"/>
      <style:paragraph-properties style:writing-mode="lr-tb"/>
    </style:style>
    <style:style style:name="gr2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949cm"/>
      <style:paragraph-properties style:writing-mode="lr-tb"/>
    </style:style>
    <style:style style:name="gr2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13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ffa6a6"/>
      <style:paragraph-properties fo:text-align="center"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solid" draw:fill-color="#729fcf" draw:opacity="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4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05c0cf"/>
      <style:paragraph-properties fo:text-align="center"/>
      <style:text-properties fo:language="en" fo:country="GB"/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size="24pt"/>
    </style:style>
    <style:style style:name="T5" style:family="text">
      <style:text-properties style:text-position="-33% 58%" style:font-name="Liberation Sans2" fo:font-size="18pt" style:font-name-asian="Liberation Sans2" style:font-name-complex="Liberation Sans2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79cm" svg:y1="3.69cm" svg:x2="3.043cm" svg:y2="9.359cm">
          <text:p/>
        </draw:line>
        <draw:frame draw:style-name="gr2" draw:text-style-name="P2" draw:layer="layout" svg:width="1.62cm" svg:height="1.289cm" draw:transform="rotate (-0.00680678408277771) translate (0.789cm 9.7cm)">
          <draw:text-box>
            <text:p><text:span text:style-name="T1">V</text:span><text:span text:style-name="T2">cc</text:span></text:p>
          </draw:text-box>
        </draw:frame>
        <draw:custom-shape draw:style-name="gr3" draw:text-style-name="P4" draw:layer="layout" svg:width="2.131cm" svg:height="2.132cm" draw:transform="skewX (0.000523598775598298) rotate (-0.00628318530717944) translate (2.001cm 9.326cm)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094cm" svg:y1="3.714cm" svg:x2="22.114cm" svg:y2="3.709cm">
          <text:p/>
        </draw:line>
        <draw:line draw:style-name="gr1" draw:text-style-name="P1" draw:layer="layout" svg:x1="3.03cm" svg:y1="11.465cm" svg:x2="2.994cm" svg:y2="17.25cm">
          <text:p/>
        </draw:line>
        <draw:line draw:style-name="gr1" draw:text-style-name="P1" draw:layer="layout" svg:x1="2.994cm" svg:y1="17.249cm" svg:x2="26.595cm" svg:y2="17.273cm">
          <text:p/>
        </draw:line>
        <draw:line draw:style-name="gr4" draw:text-style-name="P5" draw:layer="layout" svg:x1="7.087cm" svg:y1="10.452cm" svg:x2="7.072cm" svg:y2="12.766cm">
          <text:p/>
        </draw:line>
        <draw:frame draw:style-name="gr2" draw:text-style-name="P2" draw:layer="layout" svg:width="1.619cm" svg:height="1.289cm" draw:transform="rotate (-0.00610865238198091) translate (4.882cm 13.214cm)">
          <draw:text-box>
            <text:p><text:span text:style-name="T1">V</text:span><text:span text:style-name="T2">in</text:span></text:p>
          </draw:text-box>
        </draw:frame>
        <draw:custom-shape draw:style-name="gr5" draw:text-style-name="P4" draw:layer="layout" svg:width="2.13cm" svg:height="2.133cm" draw:transform="rotate (-0.00628318530717944) translate (6.01cm 12.791cm)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58cm" svg:y1="14.964cm" svg:x2="7.043cm" svg:y2="17.278cm">
          <text:p/>
        </draw:line>
        <draw:line draw:style-name="gr1" draw:text-style-name="P1" draw:layer="layout" svg:x1="7.063cm" svg:y1="10.452cm" svg:x2="7.873cm" svg:y2="10.458cm">
          <text:p/>
        </draw:line>
        <draw:g>
          <draw:line draw:style-name="gr6" draw:text-style-name="P5" draw:layer="layout" svg:x1="12.396cm" svg:y1="11.199cm" svg:x2="12.403cm" svg:y2="9.814cm">
            <text:p/>
          </draw:line>
          <draw:line draw:style-name="gr6" draw:text-style-name="P5" draw:layer="layout" svg:x1="12.396cm" svg:y1="11.199cm" svg:x2="12.403cm" svg:y2="9.814cm">
            <text:p/>
          </draw:line>
          <draw:line draw:style-name="gr6" draw:text-style-name="P5" draw:layer="layout" svg:x1="12.965cm" svg:y1="11.201cm" svg:x2="12.972cm" svg:y2="9.816cm">
            <text:p/>
          </draw:line>
          <draw:line draw:style-name="gr6" draw:text-style-name="P5" draw:layer="layout" svg:x1="15.878cm" svg:y1="10.504cm" svg:x2="12.986cm" svg:y2="10.491cm">
            <text:p/>
          </draw:line>
          <draw:line draw:style-name="gr6" draw:text-style-name="P5" draw:layer="layout" svg:x1="12.407cm" svg:y1="10.491cm" svg:x2="10.614cm" svg:y2="10.491cm">
            <text:p/>
          </draw:line>
          <draw:line draw:style-name="gr1" draw:text-style-name="P6" draw:layer="layout" svg:x1="16.99cm" svg:y1="12.13cm" svg:x2="19.882cm" svg:y2="12.146cm">
            <text:p/>
          </draw:line>
          <draw:line draw:style-name="gr6" draw:text-style-name="P5" draw:layer="layout" svg:x1="19.205cm" svg:y1="13.559cm" svg:x2="20.59cm" svg:y2="13.539cm">
            <text:p/>
          </draw:line>
          <draw:line draw:style-name="gr6" draw:text-style-name="P5" draw:layer="layout" svg:x1="19.213cm" svg:y1="14.129cm" svg:x2="20.598cm" svg:y2="14.109cm">
            <text:p/>
          </draw:line>
          <draw:line draw:style-name="gr6" draw:text-style-name="P5" draw:layer="layout" svg:x1="19.908cm" svg:y1="13.524cm" svg:x2="19.888cm" svg:y2="12.124cm">
            <text:p/>
          </draw:line>
          <draw:line draw:style-name="gr6" draw:text-style-name="P5" draw:layer="layout" svg:x1="19.913cm" svg:y1="17.239cm" svg:x2="19.904cm" svg:y2="14.115cm">
            <text:p/>
          </draw:line>
          <draw:line draw:style-name="gr1" draw:text-style-name="P6" draw:layer="layout" svg:x1="17.012cm" svg:y1="8.836cm" svg:x2="20.957cm" svg:y2="8.836cm">
            <text:p/>
          </draw:line>
          <draw:line draw:style-name="gr1" draw:text-style-name="P6" draw:layer="layout" svg:x1="22.102cm" svg:y1="7.361cm" svg:x2="24.092cm" svg:y2="7.374cm">
            <text:p/>
          </draw:line>
          <draw:line draw:style-name="gr6" draw:text-style-name="P5" draw:layer="layout" svg:x1="24.116cm" svg:y1="8.067cm" svg:x2="24.123cm" svg:y2="6.682cm">
            <text:p/>
          </draw:line>
          <draw:line draw:style-name="gr6" draw:text-style-name="P5" draw:layer="layout" svg:x1="24.687cm" svg:y1="8.071cm" svg:x2="24.694cm" svg:y2="6.686cm">
            <text:p/>
          </draw:line>
          <draw:line draw:style-name="gr6" draw:text-style-name="P5" draw:layer="layout" svg:x1="12.396cm" svg:y1="11.199cm" svg:x2="12.403cm" svg:y2="9.814cm">
            <text:p/>
          </draw:line>
          <draw:line draw:style-name="gr1" draw:text-style-name="P6" draw:layer="layout" svg:x1="24.69cm" svg:y1="7.377cm" svg:x2="26.657cm" svg:y2="7.39cm">
            <text:p/>
          </draw:line>
        </draw:g>
        <draw:line draw:style-name="gr1" draw:text-style-name="P1" draw:layer="layout" svg:x1="13.912cm" svg:y1="10.492cm" svg:x2="13.899cm" svg:y2="12.493cm">
          <text:p/>
        </draw:line>
        <draw:line draw:style-name="gr1" draw:text-style-name="P1" draw:layer="layout" svg:x1="13.916cm" svg:y1="15.235cm" svg:x2="13.903cm" svg:y2="17.236cm">
          <text:p/>
        </draw:line>
        <draw:g>
          <draw:line draw:style-name="gr1" draw:text-style-name="P1" draw:layer="layout" svg:x1="8.55cm" svg:y1="10.809cm" svg:x2="9.017cm" svg:y2="10.118cm">
            <text:p/>
          </draw:line>
          <draw:line draw:style-name="gr1" draw:text-style-name="P1" draw:layer="layout" svg:x1="9.476cm" svg:y1="10.815cm" svg:x2="9.943cm" svg:y2="10.124cm">
            <text:p/>
          </draw:line>
          <draw:line draw:style-name="gr1" draw:text-style-name="P1" draw:layer="layout" svg:x1="7.858cm" svg:y1="10.458cm" svg:x2="8.092cm" svg:y2="10.112cm">
            <text:p/>
          </draw:line>
          <draw:line draw:style-name="gr1" draw:text-style-name="P1" draw:layer="layout" svg:x1="8.55cm" svg:y1="10.81cm" svg:x2="8.092cm" svg:y2="10.112cm">
            <text:p/>
          </draw:line>
          <draw:line draw:style-name="gr1" draw:text-style-name="P1" draw:layer="layout" svg:x1="9.476cm" svg:y1="10.816cm" svg:x2="9.018cm" svg:y2="10.118cm">
            <text:p/>
          </draw:line>
          <draw:line draw:style-name="gr1" draw:text-style-name="P1" draw:layer="layout" svg:x1="10.401cm" svg:y1="10.822cm" svg:x2="9.943cm" svg:y2="10.124cm">
            <text:p/>
          </draw:line>
          <draw:line draw:style-name="gr1" draw:text-style-name="P1" draw:layer="layout" svg:x1="10.401cm" svg:y1="10.822cm" svg:x2="10.635cm" svg:y2="10.476cm">
            <text:p/>
          </draw:line>
        </draw:g>
        <draw:g>
          <draw:line draw:style-name="gr1" draw:text-style-name="P1" draw:layer="layout" svg:x1="13.547cm" svg:y1="13.16cm" svg:x2="14.25cm" svg:y2="13.61cm">
            <text:p/>
          </draw:line>
          <draw:line draw:style-name="gr1" draw:text-style-name="P1" draw:layer="layout" svg:x1="13.565cm" svg:y1="14.084cm" svg:x2="14.268cm" svg:y2="14.534cm">
            <text:p/>
          </draw:line>
          <draw:line draw:style-name="gr1" draw:text-style-name="P1" draw:layer="layout" svg:x1="13.881cm" svg:y1="12.458cm" svg:x2="14.233cm" svg:y2="12.682cm">
            <text:p/>
          </draw:line>
          <draw:line draw:style-name="gr1" draw:text-style-name="P1" draw:layer="layout" svg:x1="13.547cm" svg:y1="13.158cm" svg:x2="14.232cm" svg:y2="12.683cm">
            <text:p/>
          </draw:line>
          <draw:line draw:style-name="gr1" draw:text-style-name="P1" draw:layer="layout" svg:x1="13.565cm" svg:y1="14.083cm" svg:x2="14.25cm" svg:y2="13.608cm">
            <text:p/>
          </draw:line>
          <draw:line draw:style-name="gr1" draw:text-style-name="P1" draw:layer="layout" svg:x1="13.583cm" svg:y1="15.009cm" svg:x2="14.268cm" svg:y2="14.534cm">
            <text:p/>
          </draw:line>
          <draw:line draw:style-name="gr1" draw:text-style-name="P1" draw:layer="layout" svg:x1="13.583cm" svg:y1="15.009cm" svg:x2="13.935cm" svg:y2="15.233cm">
            <text:p/>
          </draw:line>
        </draw:g>
        <draw:line draw:style-name="gr1" draw:text-style-name="P1" draw:layer="layout" svg:x1="13.933cm" svg:y1="6.986cm" svg:x2="13.911cm" svg:y2="10.572cm">
          <text:p/>
        </draw:line>
        <draw:g>
          <draw:line draw:style-name="gr1" draw:text-style-name="P1" draw:layer="layout" svg:x1="13.564cm" svg:y1="4.946cm" svg:x2="14.267cm" svg:y2="5.396cm">
            <text:p/>
          </draw:line>
          <draw:line draw:style-name="gr1" draw:text-style-name="P1" draw:layer="layout" svg:x1="13.582cm" svg:y1="5.87cm" svg:x2="14.285cm" svg:y2="6.32cm">
            <text:p/>
          </draw:line>
          <draw:line draw:style-name="gr1" draw:text-style-name="P1" draw:layer="layout" svg:x1="13.899cm" svg:y1="4.244cm" svg:x2="14.251cm" svg:y2="4.468cm">
            <text:p/>
          </draw:line>
          <draw:line draw:style-name="gr1" draw:text-style-name="P1" draw:layer="layout" svg:x1="13.564cm" svg:y1="4.944cm" svg:x2="14.249cm" svg:y2="4.469cm">
            <text:p/>
          </draw:line>
          <draw:line draw:style-name="gr1" draw:text-style-name="P1" draw:layer="layout" svg:x1="13.582cm" svg:y1="5.869cm" svg:x2="14.267cm" svg:y2="5.394cm">
            <text:p/>
          </draw:line>
          <draw:line draw:style-name="gr1" draw:text-style-name="P1" draw:layer="layout" svg:x1="13.599cm" svg:y1="6.795cm" svg:x2="14.284cm" svg:y2="6.32cm">
            <text:p/>
          </draw:line>
          <draw:line draw:style-name="gr1" draw:text-style-name="P1" draw:layer="layout" svg:x1="13.599cm" svg:y1="6.795cm" svg:x2="13.951cm" svg:y2="7.019cm">
            <text:p/>
          </draw:line>
        </draw:g>
        <draw:g>
          <draw:custom-shape draw:style-name="gr7" draw:text-style-name="P7" draw:layer="layout" svg:width="5.8cm" svg:height="5.964cm" draw:transform="skewX (0.000174532925199434) rotate (-0.00628318530717944) translate (15.766cm 7.4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5" draw:layer="layout" svg:x1="15.884cm" svg:y1="11.782cm" svg:x2="15.899cm" svg:y2="9.314cm">
            <text:p/>
          </draw:line>
          <draw:line draw:style-name="gr8" draw:text-style-name="P5" draw:layer="layout" svg:x1="17.025cm" svg:y1="11.822cm" svg:x2="15.887cm" svg:y2="11.164cm">
            <text:p/>
          </draw:line>
          <draw:line draw:style-name="gr9" draw:text-style-name="P5" draw:layer="layout" svg:x1="15.895cm" svg:y1="9.941cm" svg:x2="17.043cm" svg:y2="9.298cm">
            <text:p/>
          </draw:line>
          <draw:line draw:style-name="gr4" draw:text-style-name="P5" draw:layer="layout" svg:x1="16.964cm" svg:y1="12.477cm" svg:x2="16.969cm" svg:y2="11.783cm">
            <text:p/>
          </draw:line>
          <draw:line draw:style-name="gr4" draw:text-style-name="P5" draw:layer="layout" svg:x1="17.043cm" svg:y1="9.334cm" svg:x2="17.035cm" svg:y2="7.02cm">
            <text:p/>
          </draw:line>
        </draw:g>
        <draw:g>
          <draw:line draw:style-name="gr1" draw:text-style-name="P1" draw:layer="layout" svg:x1="21.752cm" svg:y1="4.944cm" svg:x2="22.455cm" svg:y2="5.394cm">
            <text:p/>
          </draw:line>
          <draw:line draw:style-name="gr1" draw:text-style-name="P1" draw:layer="layout" svg:x1="21.769cm" svg:y1="5.87cm" svg:x2="22.472cm" svg:y2="6.32cm">
            <text:p/>
          </draw:line>
          <draw:line draw:style-name="gr1" draw:text-style-name="P1" draw:layer="layout" svg:x1="22.085cm" svg:y1="4.243cm" svg:x2="22.437cm" svg:y2="4.467cm">
            <text:p/>
          </draw:line>
          <draw:line draw:style-name="gr1" draw:text-style-name="P1" draw:layer="layout" svg:x1="21.752cm" svg:y1="4.943cm" svg:x2="22.437cm" svg:y2="4.468cm">
            <text:p/>
          </draw:line>
          <draw:line draw:style-name="gr1" draw:text-style-name="P1" draw:layer="layout" svg:x1="21.769cm" svg:y1="5.868cm" svg:x2="22.454cm" svg:y2="5.393cm">
            <text:p/>
          </draw:line>
          <draw:line draw:style-name="gr1" draw:text-style-name="P1" draw:layer="layout" svg:x1="21.786cm" svg:y1="6.794cm" svg:x2="22.471cm" svg:y2="6.319cm">
            <text:p/>
          </draw:line>
          <draw:line draw:style-name="gr1" draw:text-style-name="P1" draw:layer="layout" svg:x1="21.786cm" svg:y1="6.794cm" svg:x2="22.138cm" svg:y2="7.018cm">
            <text:p/>
          </draw:line>
          <draw:line draw:style-name="gr1" draw:text-style-name="P1" draw:layer="layout" svg:x1="16.688cm" svg:y1="4.944cm" svg:x2="17.391cm" svg:y2="5.394cm">
            <text:p/>
          </draw:line>
          <draw:line draw:style-name="gr1" draw:text-style-name="P1" draw:layer="layout" svg:x1="16.705cm" svg:y1="5.87cm" svg:x2="17.408cm" svg:y2="6.32cm">
            <text:p/>
          </draw:line>
          <draw:line draw:style-name="gr1" draw:text-style-name="P1" draw:layer="layout" svg:x1="17.022cm" svg:y1="4.244cm" svg:x2="17.374cm" svg:y2="4.468cm">
            <text:p/>
          </draw:line>
          <draw:line draw:style-name="gr1" draw:text-style-name="P1" draw:layer="layout" svg:x1="16.688cm" svg:y1="4.944cm" svg:x2="17.373cm" svg:y2="4.469cm">
            <text:p/>
          </draw:line>
          <draw:line draw:style-name="gr1" draw:text-style-name="P1" draw:layer="layout" svg:x1="16.705cm" svg:y1="5.869cm" svg:x2="17.39cm" svg:y2="5.394cm">
            <text:p/>
          </draw:line>
          <draw:line draw:style-name="gr1" draw:text-style-name="P1" draw:layer="layout" svg:x1="16.723cm" svg:y1="6.795cm" svg:x2="17.408cm" svg:y2="6.32cm">
            <text:p/>
          </draw:line>
          <draw:line draw:style-name="gr1" draw:text-style-name="P1" draw:layer="layout" svg:x1="16.723cm" svg:y1="6.795cm" svg:x2="17.075cm" svg:y2="7.019cm">
            <text:p/>
          </draw:line>
        </draw:g>
        <draw:line draw:style-name="gr1" draw:text-style-name="P1" draw:layer="layout" svg:x1="16.982cm" svg:y1="15.235cm" svg:x2="16.969cm" svg:y2="17.236cm">
          <text:p/>
        </draw:line>
        <draw:g>
          <draw:line draw:style-name="gr1" draw:text-style-name="P1" draw:layer="layout" svg:x1="16.613cm" svg:y1="13.16cm" svg:x2="17.316cm" svg:y2="13.61cm">
            <text:p/>
          </draw:line>
          <draw:line draw:style-name="gr1" draw:text-style-name="P1" draw:layer="layout" svg:x1="16.631cm" svg:y1="14.085cm" svg:x2="17.334cm" svg:y2="14.535cm">
            <text:p/>
          </draw:line>
          <draw:line draw:style-name="gr1" draw:text-style-name="P1" draw:layer="layout" svg:x1="16.947cm" svg:y1="12.46cm" svg:x2="17.299cm" svg:y2="12.684cm">
            <text:p/>
          </draw:line>
          <draw:line draw:style-name="gr1" draw:text-style-name="P1" draw:layer="layout" svg:x1="16.613cm" svg:y1="13.159cm" svg:x2="17.298cm" svg:y2="12.684cm">
            <text:p/>
          </draw:line>
          <draw:line draw:style-name="gr1" draw:text-style-name="P1" draw:layer="layout" svg:x1="16.631cm" svg:y1="14.085cm" svg:x2="17.316cm" svg:y2="13.61cm">
            <text:p/>
          </draw:line>
          <draw:line draw:style-name="gr1" draw:text-style-name="P1" draw:layer="layout" svg:x1="16.649cm" svg:y1="15.01cm" svg:x2="17.334cm" svg:y2="14.535cm">
            <text:p/>
          </draw:line>
          <draw:line draw:style-name="gr1" draw:text-style-name="P1" draw:layer="layout" svg:x1="16.649cm" svg:y1="15.011cm" svg:x2="17.001cm" svg:y2="15.235cm">
            <text:p/>
          </draw:line>
        </draw:g>
        <draw:g>
          <draw:g>
            <draw:line draw:style-name="gr4" draw:text-style-name="P5" draw:layer="layout" svg:x1="20.982cm" svg:y1="10.072cm" svg:x2="20.982cm" svg:y2="7.527cm">
              <text:p/>
            </draw:line>
            <draw:line draw:style-name="gr10" draw:text-style-name="P5" draw:layer="layout" svg:x1="22.125cm" svg:y1="10.143cm" svg:x2="20.982cm" svg:y2="9.493cm">
              <text:p/>
            </draw:line>
            <draw:line draw:style-name="gr9" draw:text-style-name="P5" draw:layer="layout" svg:x1="20.982cm" svg:y1="8.27cm" svg:x2="22.125cm" svg:y2="7.62cm">
              <text:p/>
            </draw:line>
            <draw:line draw:style-name="gr4" draw:text-style-name="P5" draw:layer="layout" svg:x1="22.17cm" svg:y1="17.279cm" svg:x2="22.125cm" svg:y2="10.144cm">
              <text:p/>
            </draw:line>
            <draw:line draw:style-name="gr4" draw:text-style-name="P5" draw:layer="layout" svg:x1="22.094cm" svg:y1="7.656cm" svg:x2="22.094cm" svg:y2="7.031cm">
              <text:p/>
            </draw:line>
            <draw:line draw:style-name="gr4" draw:text-style-name="P5" draw:layer="layout" svg:x1="13.877cm" svg:y1="4.273cm" svg:x2="13.877cm" svg:y2="3.695cm">
              <text:p/>
            </draw:line>
            <draw:line draw:style-name="gr4" draw:text-style-name="P5" draw:layer="layout" svg:x1="22.125cm" svg:y1="4.243cm" svg:x2="22.125cm" svg:y2="3.688cm">
              <text:p/>
            </draw:line>
            <draw:line draw:style-name="gr4" draw:text-style-name="P5" draw:layer="layout" svg:x1="17.035cm" svg:y1="4.243cm" svg:x2="17.035cm" svg:y2="3.676cm">
              <text:p/>
            </draw:line>
          </draw:g>
        </draw:g>
        <draw:line draw:style-name="gr1" draw:text-style-name="P1" draw:layer="layout" svg:x1="26.646cm" svg:y1="7.309cm" svg:x2="26.623cm" svg:y2="10.919cm">
          <text:p/>
        </draw:line>
        <draw:g>
          <draw:line draw:style-name="gr1" draw:text-style-name="P1" draw:layer="layout" svg:x1="26.249cm" svg:y1="11.62cm" svg:x2="26.952cm" svg:y2="12.07cm">
            <text:p/>
          </draw:line>
          <draw:line draw:style-name="gr1" draw:text-style-name="P1" draw:layer="layout" svg:x1="26.266cm" svg:y1="12.544cm" svg:x2="26.969cm" svg:y2="12.994cm">
            <text:p/>
          </draw:line>
          <draw:line draw:style-name="gr1" draw:text-style-name="P1" draw:layer="layout" svg:x1="26.583cm" svg:y1="10.919cm" svg:x2="26.935cm" svg:y2="11.143cm">
            <text:p/>
          </draw:line>
          <draw:line draw:style-name="gr1" draw:text-style-name="P1" draw:layer="layout" svg:x1="26.249cm" svg:y1="11.618cm" svg:x2="26.934cm" svg:y2="11.143cm">
            <text:p/>
          </draw:line>
          <draw:line draw:style-name="gr1" draw:text-style-name="P1" draw:layer="layout" svg:x1="26.266cm" svg:y1="12.544cm" svg:x2="26.951cm" svg:y2="12.069cm">
            <text:p/>
          </draw:line>
          <draw:line draw:style-name="gr1" draw:text-style-name="P1" draw:layer="layout" svg:x1="26.283cm" svg:y1="13.469cm" svg:x2="26.968cm" svg:y2="12.994cm">
            <text:p/>
          </draw:line>
          <draw:line draw:style-name="gr1" draw:text-style-name="P1" draw:layer="layout" svg:x1="26.283cm" svg:y1="13.47cm" svg:x2="26.635cm" svg:y2="13.694cm">
            <text:p/>
          </draw:line>
        </draw:g>
        <draw:line draw:style-name="gr1" draw:text-style-name="P1" draw:layer="layout" svg:x1="26.606cm" svg:y1="13.672cm" svg:x2="26.583cm" svg:y2="17.282cm">
          <text:p/>
        </draw:line>
        <draw:frame draw:style-name="gr2" draw:text-style-name="P2" draw:layer="layout" svg:width="1.62cm" svg:height="1.289cm" draw:transform="rotate (-0.00680678408277771) translate (8.672cm 9.077cm)">
          <draw:text-box>
            <text:p><text:span text:style-name="T3">R</text:span><text:span text:style-name="T2">in</text:span></text:p>
          </draw:text-box>
        </draw:frame>
        <draw:frame draw:style-name="gr2" draw:text-style-name="P2" draw:layer="layout" svg:width="1.62cm" svg:height="1.289cm" draw:transform="rotate (-0.00610865238198091) translate (12.091cm 8.8cm)">
          <draw:text-box>
            <text:p><text:span text:style-name="T3">C</text:span><text:span text:style-name="T2">i</text:span></text:p>
          </draw:text-box>
        </draw:frame>
        <draw:g>
          <draw:line draw:style-name="gr11" draw:text-style-name="P5" draw:layer="layout" svg:x1="8.241cm" svg:y1="18.026cm" svg:x2="5.732cm" svg:y2="18.042cm">
            <text:p/>
          </draw:line>
          <draw:line draw:style-name="gr11" draw:text-style-name="P5" draw:layer="layout" svg:x1="8.242cm" svg:y1="18.016cm" svg:x2="5.733cm" svg:y2="18.032cm">
            <text:p/>
          </draw:line>
          <draw:line draw:style-name="gr11" draw:text-style-name="P5" draw:layer="layout" svg:x1="6.417cm" svg:y1="18.389cm" svg:x2="7.664cm" svg:y2="18.389cm">
            <text:p/>
          </draw:line>
          <draw:line draw:style-name="gr11" draw:text-style-name="P5" draw:layer="layout" svg:x1="6.754cm" svg:y1="18.7cm" svg:x2="7.353cm" svg:y2="18.7cm">
            <text:p/>
          </draw:line>
          <draw:line draw:style-name="gr11" draw:text-style-name="P5" draw:layer="layout" svg:x1="7.02cm" svg:y1="18.004cm" svg:x2="7.03cm" svg:y2="17.201cm">
            <text:p/>
          </draw:line>
        </draw:g>
        <draw:frame draw:style-name="gr12" draw:text-style-name="P2" draw:layer="layout" svg:width="1.619cm" svg:height="1.288cm" draw:transform="rotate (-0.00610865238198091) translate (12.508cm 5.027cm)">
          <draw:text-box>
            <text:p><text:span text:style-name="T3">R</text:span><text:span text:style-name="T2">1</text:span></text:p>
          </draw:text-box>
        </draw:frame>
        <draw:frame draw:style-name="gr12" draw:text-style-name="P2" draw:layer="layout" svg:width="1.619cm" svg:height="1.288cm" draw:transform="rotate (-0.00610865238198091) translate (15.591cm 5.1cm)">
          <draw:text-box>
            <text:p><text:span text:style-name="T3">R</text:span><text:span text:style-name="T2">c</text:span></text:p>
          </draw:text-box>
        </draw:frame>
        <draw:frame draw:style-name="gr13" draw:text-style-name="P2" draw:layer="layout" svg:width="2.197cm" svg:height="1.495cm" draw:transform="rotate (-0.0059341194567806) translate (20.292cm 5cm)">
          <draw:text-box>
            <text:p><text:span text:style-name="T3">R</text:span><text:span text:style-name="T2">out</text:span></text:p>
          </draw:text-box>
        </draw:frame>
        <draw:frame draw:style-name="gr2" draw:text-style-name="P2" draw:layer="layout" svg:width="1.62cm" svg:height="1.289cm" draw:transform="rotate (-0.00610865238198091) translate (23.863cm 5.7cm)">
          <draw:text-box>
            <text:p><text:span text:style-name="T3">C</text:span><text:span text:style-name="T2">o</text:span></text:p>
          </draw:text-box>
        </draw:frame>
        <draw:frame draw:style-name="gr14" draw:text-style-name="P2" draw:layer="layout" svg:width="1.619cm" svg:height="1.29cm" draw:transform="rotate (-0.00680678408277771) translate (25.098cm 11.639cm)">
          <draw:text-box>
            <text:p><text:span text:style-name="T3">R</text:span><text:span text:style-name="T2">L</text:span></text:p>
          </draw:text-box>
        </draw:frame>
        <draw:frame draw:style-name="gr14" draw:text-style-name="P2" draw:layer="layout" svg:width="1.62cm" svg:height="1.29cm" draw:transform="rotate (-0.00680678408277771) translate (18.163cm 13.299cm)">
          <draw:text-box>
            <text:p><text:span text:style-name="T3">C</text:span><text:span text:style-name="T2">b</text:span></text:p>
          </draw:text-box>
        </draw:frame>
        <draw:frame draw:style-name="gr12" draw:text-style-name="P2" draw:layer="layout" svg:width="1.62cm" svg:height="1.288cm" draw:transform="rotate (-0.00610865238198091) translate (12.463cm 13.3cm)">
          <draw:text-box>
            <text:p><text:span text:style-name="T3">R</text:span><text:span text:style-name="T2">2</text:span></text:p>
          </draw:text-box>
        </draw:frame>
        <draw:frame draw:style-name="gr12" draw:text-style-name="P2" draw:layer="layout" svg:width="1.62cm" svg:height="1.288cm" draw:transform="rotate (-0.00680678408277771) translate (15.519cm 13.293cm)">
          <draw:text-box>
            <text:p><text:span text:style-name="T3">R</text:span><text:span text:style-name="T2">e</text:span></text:p>
          </draw:text-box>
        </draw:frame>
        <draw:frame draw:style-name="gr15" draw:text-style-name="P8" draw:layer="layout" svg:width="0.81cm" svg:height="1.383cm" svg:x="27.563cm" svg:y="6.904cm">
          <draw:text-box>
            <text:p><text:span text:style-name="T4">+</text:span></text:p>
          </draw:text-box>
        </draw:frame>
        <draw:frame draw:style-name="gr16" draw:text-style-name="P8" draw:layer="layout" svg:width="0.694cm" svg:height="1.382cm" svg:x="27.447cm" svg:y="16.429cm">
          <draw:text-box>
            <text:p><text:span text:style-name="T4">-</text:span></text:p>
          </draw:text-box>
        </draw:frame>
        <draw:frame draw:style-name="gr17" draw:text-style-name="P9" draw:layer="layout" svg:width="1.852cm" svg:height="1.362cm" svg:x="27.331cm" svg:y="11.89cm">
          <draw:text-box>
            <text:p><text:span text:style-name="T1">V</text:span><text:span text:style-name="T5">out</text:span></text:p>
          </draw:text-box>
        </draw:frame>
        <draw:custom-shape draw:style-name="gr18" draw:text-style-name="P10" draw:layer="layout" svg:width="0.325cm" svg:height="0.325cm" svg:x="6.94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1.156cm" svg:height="0.839cm" draw:transform="rotate (-0.00610865238198091) translate (6.628cm 9.609cm)">
          <draw:text-box>
            <text:p><text:span text:style-name="T6">in</text:span></text:p>
          </draw:text-box>
        </draw:frame>
        <draw:custom-shape draw:style-name="gr18" draw:text-style-name="P10" draw:layer="layout" svg:width="0.325cm" svg:height="0.325cm" svg:x="13.715cm" svg:y="3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1.384cm" svg:height="0.956cm" draw:transform="rotate (-0.00645771823237886) translate (13.337cm 2.7cm)">
          <draw:text-box>
            <text:p><text:span text:style-name="T6">V</text:span><text:span text:style-name="T7">cc</text:span></text:p>
          </draw:text-box>
        </draw:frame>
        <draw:custom-shape draw:style-name="gr18" draw:text-style-name="P10" draw:layer="layout" svg:width="0.326cm" svg:height="0.326cm" svg:x="13.753cm" svg:y="10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1.845cm" svg:height="0.838cm" draw:transform="rotate (-0.0059341194567806) translate (13.906cm 9.721cm)">
          <draw:text-box>
            <text:p><text:span text:style-name="T6">bare</text:span></text:p>
          </draw:text-box>
        </draw:frame>
        <draw:custom-shape draw:style-name="gr18" draw:text-style-name="P10" draw:layer="layout" svg:width="0.325cm" svg:height="0.326cm" svg:x="16.826cm" svg:y="11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1.844cm" svg:height="0.839cm" draw:transform="rotate (-0.00645771823237886) translate (15.447cm 11.763cm)">
          <draw:text-box>
            <text:p><text:span text:style-name="T6">emit</text:span></text:p>
          </draw:text-box>
        </draw:frame>
        <draw:custom-shape draw:style-name="gr18" draw:text-style-name="P10" draw:layer="layout" svg:width="0.325cm" svg:height="0.325cm" svg:x="16.916cm" svg:y="8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1.846cm" svg:height="0.839cm" draw:transform="rotate (-0.0059341194567806) translate (15.788cm 8.45cm)">
          <draw:text-box>
            <text:p><text:span text:style-name="T6">coll</text:span></text:p>
          </draw:text-box>
        </draw:frame>
        <draw:custom-shape draw:style-name="gr18" draw:text-style-name="P10" draw:layer="layout" svg:width="0.325cm" svg:height="0.325cm" svg:x="6.876cm" svg:y="17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1.849cm" svg:height="0.842cm" draw:transform="rotate (-0.0059341194567806) translate (8.218cm 17.673cm)">
          <draw:text-box>
            <text:p><text:span text:style-name="T6">GND</text:span></text:p>
          </draw:text-box>
        </draw:frame>
        <draw:frame draw:style-name="gr19" draw:text-style-name="P11" draw:layer="layout" svg:width="1.844cm" svg:height="0.839cm" draw:transform="rotate (-0.00645771823237886) translate (15.447cm 11.764cm)">
          <draw:text-box>
            <text:p><text:span text:style-name="T6">emit</text:span></text:p>
          </draw:text-box>
        </draw:frame>
        <draw:custom-shape draw:style-name="gr18" draw:text-style-name="P10" draw:layer="layout" svg:width="0.325cm" svg:height="0.325cm" svg:x="21.953cm" svg:y="7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1" draw:layer="layout" svg:width="1.82cm" svg:height="1.199cm" draw:transform="rotate (-0.0059341194567806) translate (20.467cm 6.904cm)">
          <draw:text-box>
            <text:p><text:span text:style-name="T6">emit2</text:span></text:p>
          </draw:text-box>
        </draw:frame>
        <draw:custom-shape draw:style-name="gr18" draw:text-style-name="P10" draw:layer="layout" svg:width="0.325cm" svg:height="0.325cm" svg:x="26.428cm" svg:y="7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563cm" svg:height="1.388cm" draw:transform="rotate (-0.00645771823237886) translate (26.525cm 6.616cm)">
          <draw:text-box>
            <text:p><text:span text:style-name="T6">out</text:span></text:p>
          </draw:text-box>
        </draw:frame>
        <draw:custom-shape draw:style-name="gr18" draw:text-style-name="P10" draw:layer="layout" svg:width="0.325cm" svg:height="0.325cm" svg:x="11.284cm" svg:y="10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1.499cm" svg:height="0.838cm" draw:transform="rotate (-0.00645771823237886) translate (10.786cm 9.614cm)">
          <draw:text-box>
            <text:p text:style-name="P12"><text:span text:style-name="T6">in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483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42:04.349637826</meta:creation-date>
    <dc:date>2021-05-22T20:07:16.223764684</dc:date>
    <meta:editing-duration>PT3H56S</meta:editing-duration>
    <meta:editing-cycles>46</meta:editing-cycles>
    <meta:generator>LibreOffice/6.4.6.2$Linux_X86_64 LibreOffice_project/40$Build-2</meta:generator>
    <meta:document-statistic meta:object-count="144"/>
  </office:meta>
</office:document-meta>
</file>